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5cm" fo:min-width="0.771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0.5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8" style:family="graphic" style:parent-style-name="standard">
      <style:graphic-properties draw:textarea-horizontal-align="justify" draw:textarea-vertical-align="middle" draw:auto-grow-height="false" fo:min-height="2.04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102cm" fo:min-width="0cm"/>
    </style:style>
    <style:style style:name="gr10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671cm" fo:min-width="6.231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671cm" fo:min-width="13.47cm"/>
    </style:style>
    <style:style style:name="gr14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671cm" fo:min-width="5.9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.5pt"/>
    </style:style>
    <style:style style:name="P7" style:family="paragraph">
      <loext:graphic-properties draw:fill="none" draw:fill-color="#ffffff"/>
    </style:style>
    <style:style style:name="T1" style:family="text">
      <style:text-properties fo:font-size="10.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2.27cm" svg:y="2.27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3" draw:id="id3" draw:layer="layout" svg:width="1.27cm" svg:height="1.27cm" svg:x="2.27cm" svg:y="4.81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1.27cm" svg:height="1.27cm" svg:x="2.27cm" svg:y="7.35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2" draw:id="id2" draw:layer="layout" svg:width="1.27cm" svg:height="1.27cm" svg:x="4.81cm" svg:y="2.27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1.27cm" svg:height="1.27cm" svg:x="4.837cm" svg:y="7.35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4.81cm" svg:y="4.81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.54cm" svg:y1="2.905cm" svg:x2="4.81cm" svg:y2="2.905cm" draw:start-shape="id1" draw:start-glue-point="8" draw:end-shape="id2" draw:end-glue-point="3" svg:d="M3540 2905h1270" svg:viewBox="0 0 1271 1">
          <text:p/>
        </draw:connector>
        <draw:connector draw:style-name="gr3" draw:text-style-name="P2" draw:layer="layout" svg:x1="3.54cm" svg:y1="5.445cm" svg:x2="4.81cm" svg:y2="5.445cm" draw:start-shape="id3" draw:start-glue-point="8" draw:end-shape="id4" draw:end-glue-point="3" svg:d="M3540 5445h1270" svg:viewBox="0 0 1271 1">
          <text:p/>
        </draw:connector>
        <draw:connector draw:style-name="gr3" draw:text-style-name="P2" draw:layer="layout" svg:x1="3.54cm" svg:y1="7.985cm" svg:x2="4.837cm" svg:y2="7.985cm" draw:start-shape="id5" draw:start-glue-point="8" draw:end-shape="id6" draw:end-glue-point="3" svg:d="M3540 7985h1297" svg:viewBox="0 0 1298 1">
          <text:p/>
        </draw:connector>
        <draw:custom-shape draw:style-name="gr2" draw:text-style-name="P2" xml:id="id7" draw:id="id7" draw:layer="layout" svg:width="1.27cm" svg:height="1.27cm" svg:x="7.363cm" svg:y="2.27cm">
          <text:p text:style-name="P1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7.363cm" svg:y="7.35cm">
          <text:p text:style-name="P3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7.363cm" svg:y="4.81cm">
          <text:p text:style-name="P3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08cm" svg:y1="2.905cm" svg:x2="7.363cm" svg:y2="2.905cm" draw:start-shape="id2" draw:start-glue-point="1" draw:end-shape="id7" draw:end-glue-point="3" svg:d="M6080 2905h1283" svg:viewBox="0 0 1284 1">
          <text:p/>
        </draw:connector>
        <draw:connector draw:style-name="gr3" draw:text-style-name="P1" draw:layer="layout" svg:x1="6.08cm" svg:y1="5.445cm" svg:x2="7.363cm" svg:y2="5.445cm" draw:start-shape="id4" draw:start-glue-point="1" draw:end-shape="id8" svg:d="M6080 5445h1283" svg:viewBox="0 0 1284 1">
          <text:p/>
        </draw:connector>
        <draw:connector draw:style-name="gr3" draw:text-style-name="P1" draw:layer="layout" svg:x1="6.107cm" svg:y1="7.985cm" svg:x2="7.363cm" svg:y2="7.985cm" draw:start-shape="id6" draw:start-glue-point="1" draw:end-shape="id9" draw:end-glue-point="3" svg:d="M6107 7985h1256" svg:viewBox="0 0 1257 1">
          <text:p/>
        </draw:connector>
        <draw:custom-shape draw:style-name="gr2" draw:text-style-name="P2" xml:id="id11" draw:id="id11" draw:layer="layout" svg:width="1.27cm" svg:height="1.27cm" svg:x="12.938cm" svg:y="4.81cm">
          <text:p text:style-name="P1"><text:span text:style-name="T1">Deploy</text:span></text:p>
          <text:p text:style-name="P1"><text:span text:style-name="T1">to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1.27cm" svg:height="1.27cm" svg:x="17.51cm" svg:y="4.81cm">
          <text:p text:style-name="P1"><text:span text:style-name="T1">Deploy</text:span></text:p>
          <text:p text:style-name="P1"><text:span text:style-name="T1">to U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59cm" svg:y="4.81cm">
          <text:p text:style-name="P1"><text:span text:style-name="T1">Deploy</text:span></text:p>
          <text:p text:style-name="P1"><text:span text:style-name="T1">to P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2.059cm" svg:height="1.905cm" svg:x="14.843cm" svg:y="4.493cm">
          <text:p text:style-name="P1"><text:span text:style-name="T2">QA 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4" draw:id="id14" draw:layer="layout" svg:width="2.059cm" svg:height="1.905cm" svg:x="19.515cm" svg:y="4.493cm">
          <text:p text:style-name="P1"><text:span text:style-name="T2">Business 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0" draw:id="id10" draw:layer="layout" svg:width="2.059cm" svg:height="1.905cm" svg:x="10.117cm" svg:y="4.493cm">
          <text:p text:style-name="P1"><text:span text:style-name="T2">Schedul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8.633cm" svg:y1="2.905cm" svg:x2="10.117cm" svg:y2="5.446cm" draw:start-shape="id7" draw:start-glue-point="1" draw:end-shape="id10" draw:end-glue-point="5" svg:d="M8633 2905l1484 2541" svg:viewBox="0 0 1485 2542">
          <text:p/>
        </draw:connector>
        <draw:connector draw:style-name="gr5" draw:text-style-name="P5" draw:layer="layout" draw:type="line" svg:x1="8.633cm" svg:y1="5.445cm" svg:x2="10.117cm" svg:y2="5.446cm" draw:start-shape="id8" draw:start-glue-point="1" draw:end-shape="id10" draw:end-glue-point="5" svg:d="M8633 5445l1484 1" svg:viewBox="0 0 1485 2">
          <text:p/>
        </draw:connector>
        <draw:connector draw:style-name="gr5" draw:text-style-name="P5" draw:layer="layout" draw:type="line" svg:x1="8.633cm" svg:y1="7.985cm" svg:x2="10.117cm" svg:y2="5.446cm" draw:start-shape="id9" draw:start-glue-point="1" draw:end-shape="id10" draw:end-glue-point="5" svg:d="M8633 7985l1484-2539" svg:viewBox="0 0 1485 2540">
          <text:p/>
        </draw:connector>
        <draw:connector draw:style-name="gr5" draw:text-style-name="P5" draw:layer="layout" draw:type="line" svg:x1="12.176cm" svg:y1="5.446cm" svg:x2="12.938cm" svg:y2="5.445cm" draw:start-shape="id10" draw:start-glue-point="7" draw:end-shape="id11" draw:end-glue-point="3" svg:d="M12176 5446l762-1" svg:viewBox="0 0 763 2">
          <text:p/>
        </draw:connector>
        <draw:connector draw:style-name="gr5" draw:text-style-name="P5" draw:layer="layout" draw:type="line" svg:x1="14.208cm" svg:y1="5.445cm" svg:x2="14.843cm" svg:y2="5.446cm" draw:start-shape="id11" draw:start-glue-point="1" draw:end-shape="id12" draw:end-glue-point="5" svg:d="M14208 5445l635 1" svg:viewBox="0 0 636 2">
          <text:p/>
        </draw:connector>
        <draw:connector draw:style-name="gr5" draw:text-style-name="P5" draw:layer="layout" draw:type="line" svg:x1="16.902cm" svg:y1="5.446cm" svg:x2="17.51cm" svg:y2="5.445cm" draw:start-shape="id12" draw:start-glue-point="7" draw:end-shape="id13" draw:end-glue-point="3" svg:d="M16902 5446l608-1" svg:viewBox="0 0 609 2">
          <text:p/>
        </draw:connector>
        <draw:connector draw:style-name="gr5" draw:text-style-name="P5" draw:layer="layout" draw:type="line" svg:x1="18.78cm" svg:y1="5.445cm" svg:x2="19.515cm" svg:y2="5.446cm" draw:start-shape="id13" draw:start-glue-point="1" draw:end-shape="id14" draw:end-glue-point="5" svg:d="M18780 5445l735 1" svg:viewBox="0 0 736 2">
          <text:p/>
        </draw:connector>
        <draw:connector draw:style-name="gr5" draw:text-style-name="P5" draw:layer="layout" draw:type="line" svg:x1="21.574cm" svg:y1="5.446cm" svg:x2="22.59cm" svg:y2="5.445cm" draw:start-shape="id14" draw:start-glue-point="7" draw:end-shape="id15" draw:end-glue-point="3" svg:d="M21574 5446l1016-1" svg:viewBox="0 0 1017 2">
          <text:p/>
        </draw:connector>
      </draw:page>
      <draw:page draw:name="page2" draw:style-name="dp1" draw:master-page-name="Default">
        <draw:custom-shape draw:style-name="gr1" draw:text-style-name="P2" xml:id="id16" draw:id="id16" draw:layer="layout" svg:width="1.27cm" svg:height="1.27cm" svg:x="1.87cm" svg:y="3.251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8" draw:id="id18" draw:layer="layout" svg:width="1.27cm" svg:height="1.27cm" svg:x="1.87cm" svg:y="8.159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7" draw:id="id17" draw:layer="layout" svg:width="1.27cm" svg:height="1.27cm" svg:x="4.41cm" svg:y="3.251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4.437cm" svg:y="8.159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.14cm" svg:y1="3.886cm" svg:x2="4.41cm" svg:y2="3.886cm" draw:start-shape="id16" draw:start-glue-point="8" draw:end-shape="id17" draw:end-glue-point="3" svg:d="M3140 3886h1270" svg:viewBox="0 0 1271 1">
          <text:p/>
        </draw:connector>
        <draw:connector draw:style-name="gr3" draw:text-style-name="P2" draw:layer="layout" svg:x1="3.14cm" svg:y1="8.794cm" svg:x2="4.437cm" svg:y2="8.794cm" draw:start-shape="id18" draw:start-glue-point="8" draw:end-shape="id19" draw:end-glue-point="3" svg:d="M3140 8794h1297" svg:viewBox="0 0 1298 1">
          <text:p/>
        </draw:connector>
        <draw:connector draw:style-name="gr3" draw:text-style-name="P1" draw:layer="layout" svg:x1="5.68cm" svg:y1="3.886cm" svg:x2="14.77cm" svg:y2="3.886cm" draw:start-shape="id17" draw:start-glue-point="1" draw:end-shape="id20" draw:end-glue-point="3" svg:d="M5680 3886h9090" svg:viewBox="0 0 9091 1">
          <text:p/>
        </draw:connector>
        <draw:connector draw:style-name="gr3" draw:text-style-name="P1" draw:layer="layout" svg:x1="5.707cm" svg:y1="8.794cm" svg:x2="14.643cm" svg:y2="8.794cm" draw:start-shape="id19" draw:start-glue-point="1" draw:end-shape="id21" draw:end-glue-point="3" svg:d="M5707 8794h8936" svg:viewBox="0 0 8937 1">
          <text:p/>
        </draw:connector>
        <draw:custom-shape draw:style-name="gr4" draw:text-style-name="P4" xml:id="id22" draw:id="id22" draw:layer="layout" svg:width="2.059cm" svg:height="1.905cm" svg:x="20.687cm" svg:y="5.318cm">
          <text:p text:style-name="P1"><text:span text:style-name="T2">Request </text:span></text:p>
          <text:p text:style-name="P1"><text:span text:style-name="T2">for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16.04cm" svg:y1="3.886cm" svg:x2="20.687cm" svg:y2="6.271cm" draw:start-shape="id20" draw:start-glue-point="1" draw:end-shape="id22" draw:end-glue-point="5" svg:d="M16040 3886l4647 2385" svg:viewBox="0 0 4648 2386">
          <text:p/>
        </draw:connector>
        <draw:connector draw:style-name="gr5" draw:text-style-name="P5" draw:layer="layout" draw:type="line" svg:x1="15.913cm" svg:y1="8.794cm" svg:x2="20.687cm" svg:y2="6.271cm" draw:start-shape="id21" draw:start-glue-point="1" draw:end-shape="id22" draw:end-glue-point="5" svg:d="M15913 8794l4774-2523" svg:viewBox="0 0 4775 2524">
          <text:p/>
        </draw:connector>
        <draw:connector draw:style-name="gr5" draw:text-style-name="P5" draw:layer="layout" draw:type="line" svg:x1="22.746cm" svg:y1="6.271cm" svg:x2="32.346cm" svg:y2="6.207cm" draw:start-shape="id22" draw:start-glue-point="7" draw:end-shape="id23" draw:end-glue-point="3" svg:d="M22746 6271l9600-64" svg:viewBox="0 0 9601 65">
          <text:p/>
        </draw:connector>
        <draw:custom-shape draw:style-name="gr2" draw:text-style-name="P2" draw:layer="layout" svg:width="1.27cm" svg:height="1.27cm" svg:x="6.701cm" svg:y="3.251cm">
          <text:p text:style-name="P1"><text:span text:style-name="T1">Tag as</text:span></text:p>
          <text:p text:style-name="P1"><text:span text:style-name="T1">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8.446cm" svg:y="5.572cm">
          <text:p text:style-name="P1"><text:span text:style-name="T1">Deploy</text:span></text:p>
          <text:p text:style-name="P1"><text:span text:style-name="T1">to P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30.446cm" svg:y="5.572cm">
          <text:p text:style-name="P3"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6.696cm" svg:y="8.159cm">
          <text:p text:style-name="P3"><text:span text:style-name="T1">Tag as</text:span></text:p>
          <text:p text:style-name="P1"><text:span text:style-name="T1">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3" draw:id="id23" draw:layer="layout" svg:width="1.27cm" svg:height="1.27cm" svg:x="32.346cm" svg:y="5.572cm">
          <text:p text:style-name="P3"><text:span text:style-name="T1">Tag as</text:span></text:p>
          <text:p text:style-name="P3"><text:span text:style-name="T1">P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6.16cm" svg:y="5.635cm">
          <text:p text:style-name="P1"><text:span text:style-name="T1">Pull </text:span></text:p>
          <text:p text:style-name="P1"><text:span text:style-name="T1">dev ta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286cm" svg:height="1.778cm" svg:x="23.225cm" svg:y="10.652cm">
          <text:p text:style-name="P1"><text:span text:style-name="T1">Approval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889cm" svg:height="2.617cm" svg:x="23.212cm" svg:y="7.654cm">
          <text:p text:style-name="P1">Nofity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62cm" svg:height="2.686cm" svg:x="24.79cm" svg:y="7.585cm">
          <text:p text:style-name="P1">Approv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2.059cm" svg:height="1.905cm" svg:x="23.387cm" svg:y="5.318cm">
          <text:p text:style-name="P1"><text:span text:style-name="T2">Business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5" draw:layer="layout" svg:width="6.731cm" svg:height="2.921cm" svg:x="1.616cm" svg:y="6.73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604cm" svg:height="1.199cm" svg:x="1.616cm" svg:y="1.927cm">
          <draw:text-box>
            <text:p>Portfolio Service </text:p>
            <text:p>continuous integration pipeline</text:p>
          </draw:text-box>
        </draw:frame>
        <draw:frame draw:style-name="gr12" draw:text-style-name="P7" draw:layer="layout" svg:width="6.731cm" svg:height="1.199cm" svg:x="1.616cm" svg:y="6.795cm">
          <draw:text-box>
            <text:p>Security Rating Service</text:p>
            <text:p>continuous integration pipeline</text:p>
          </draw:text-box>
        </draw:frame>
        <draw:custom-shape draw:style-name="gr10" draw:text-style-name="P5" draw:layer="layout" svg:width="6.731cm" svg:height="2.921cm" svg:x="1.616cm" svg:y="1.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1.43cm" svg:height="1.199cm" svg:x="20.158cm" svg:y="4.5cm">
          <draw:text-box>
            <text:p>Portfolio Management continuous delivery pipeline</text:p>
          </draw:text-box>
        </draw:frame>
        <draw:custom-shape draw:style-name="gr13" draw:text-style-name="P5" draw:layer="layout" svg:width="13.97cm" svg:height="2.921cm" svg:x="20.158cm" svg:y="4.4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27cm" svg:height="1.27cm" svg:x="14.77cm" svg:y="3.251cm">
          <text:p text:style-name="P1"><text:span text:style-name="T1">Tag as </text:span></text:p>
          <text:p text:style-name="P1"><text:span text:style-name="T1">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0.592cm" svg:y="3.251cm">
          <text:p text:style-name="P1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2.692cm" svg:y="3.251cm">
          <text:p text:style-name="P1"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6.477cm" svg:height="2.921cm" svg:x="10.125cm" svg:y="1.76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604cm" svg:height="1.199cm" svg:x="10.125cm" svg:y="1.889cm">
          <draw:text-box>
            <text:p>Portfolio Service DEV</text:p>
            <text:p>continuous deployment pipeline</text:p>
          </draw:text-box>
        </draw:frame>
        <draw:custom-shape draw:style-name="gr2" draw:text-style-name="P2" xml:id="id21" draw:id="id21" draw:layer="layout" svg:width="1.27cm" svg:height="1.27cm" svg:x="14.643cm" svg:y="8.159cm">
          <text:p text:style-name="P1"><text:span text:style-name="T1">Tag as </text:span></text:p>
          <text:p text:style-name="P1"><text:span text:style-name="T1">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0.465cm" svg:y="8.159cm">
          <text:p text:style-name="P1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2.565cm" svg:y="8.159cm">
          <text:p text:style-name="P1"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6.477cm" svg:height="2.921cm" svg:x="9.998cm" svg:y="6.73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604cm" svg:height="1.199cm" svg:x="9.998cm" svg:y="6.695cm">
          <draw:text-box>
            <text:p>Security Rating Service DEV</text:p>
            <text:p>continuous deployment pipel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38:32.227000000</meta:creation-date>
    <dc:date>2018-07-12T17:23:27.047000000</dc:date>
    <meta:editing-duration>PT2H40M36S</meta:editing-duration>
    <meta:editing-cycles>7</meta:editing-cycles>
    <meta:generator>LibreOffice/6.0.5.2$Windows_X86_64 LibreOffice_project/54c8cbb85f300ac59db32fe8a675ff7683cd5a16</meta:generator>
    <meta:document-statistic meta:object-count="67"/>
  </office:meta>
</office:document-meta>
</file>